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margin-left="1.251cm" fo:margin-right="0cm" fo:text-align="start" style:justify-single-word="false" fo:text-indent="0cm"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uet expansion shield</text:p>
      <text:p text:style-name="P1"/>
      <text:p text:style-name="P1">Specification</text:p>
      <text:p text:style-name="P1"/>
      <text:p text:style-name="P3">The shield will be based on the Duet 0.7 design and, on the schematic, will be achieved by throwing away the processor, communications and other circuitry, and adding some extra components.</text:p>
      <text:p text:style-name="P3"/>
      <text:p text:style-name="P3">The accompanying diagram is based on the Duet 0.6. <text:s/>The shield will have to attach to Duets 0.6 and 0.7.</text:p>
      <text:p text:style-name="P3"/>
      <text:p text:style-name="P3">The shield will mount on the following connectors on the Duet (yellow):</text:p>
      <text:p text:style-name="P3"/>
      <text:p text:style-name="P4">EXPANSION</text:p>
      <text:p text:style-name="P4">E0 MOT/STOP</text:p>
      <text:p text:style-name="P4">E0_HEATER</text:p>
      <text:p text:style-name="P4">E0_TEMP (NB – analogue ground is available from this connector)</text:p>
      <text:p text:style-name="P4">FAN0</text:p>
      <text:p text:style-name="P3"/>
      <text:p text:style-name="P3">Note that the <text:bookmark-start text:name="__DdeLink__2_1113643207"/>E0 MOT/STOP, E0_HEATER, E0_TEMP, and FAN0<text:bookmark-end text:name="__DdeLink__2_1113643207"/> connectors on the Duet 0.7 are slightly further from the EXPANSION connector than they are on the Duet 0.6. <text:s/>The shield will therefore need two sets of sockets for these connections in parallel so that it will mount on either board.</text:p>
      <text:p text:style-name="P3"/>
      <text:p text:style-name="P3">In addition it will have 12V input from two side-facing soldered spade connectors <text:s/>roughly in the location of the Duet's POWER_IN connector.</text:p>
      <text:p text:style-name="P3"/>
      <text:p text:style-name="P3">The shield will have four stepper drivers, two heater-driver MOSFETs, and two temperature sensor input circuits, just like the Duet. <text:s/>The processor pins used to drive these will be the same as those used by the existing Duet expansion board.</text:p>
      <text:p text:style-name="P3"/>
      <text:p text:style-name="P3">The <text:s/>E0 MOT/STOP, E0_HEATER, E0_TEMP, and FAN0 inputs will be routed to right-angle keyed Molex outputs along a line parallel to the centres of the mounting holes and 17+/-3 mm away (see diagram).</text:p>
      <text:p text:style-name="P3"/>
      <text:p text:style-name="P3">The four stepper outputs will also appear along this line.</text:p>
      <text:p text:style-name="P3"/>
      <text:p text:style-name="P3">The features coloured red on the diagram will need to be accessible on the Duet when the shield is mounted, meaning that it will not be rectangular. <text:s/>Rounded PCB corners are preferred.</text:p>
      <text:p text:style-name="P3"/>
      <text:p text:style-name="P3">The shield will have the following outputs:</text:p>
      <text:p text:style-name="P3"/>
      <text:p text:style-name="P4">E0 MOT/STOP (parallel with Duet)</text:p>
      <text:p text:style-name="P4">E0_HEATER (parallel with Duet)</text:p>
      <text:p text:style-name="P4">E0_TEMP (parallel with Duet)</text:p>
      <text:p text:style-name="P4">FAN0 (parallel with Duet)</text:p>
      <text:p text:style-name="P4"/>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Bowyer</meta:initial-creator>
    <meta:creation-date>2014-10-31T10:25:14</meta:creation-date>
    <dc:date>2014-10-31T11:15:58</dc:date>
    <dc:creator>Adrian Bowyer</dc:creator>
    <meta:editing-duration>PT35M33S</meta:editing-duration>
    <meta:editing-cycles>4</meta:editing-cycles>
    <meta:generator>LibreOffice/3.5$Linux_X86_64 LibreOffice_project/350m1$Build-2</meta:generator>
    <meta:document-statistic meta:table-count="0" meta:image-count="0" meta:object-count="0" meta:page-count="1" meta:paragraph-count="21" meta:word-count="293" meta:character-count="1759" meta:non-whitespace-character-count="1481"/>
  </office:meta>
</office:document-meta>
</file>